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ackground-color="#c2e0ae"/>
    </style:style>
    <style:style style:name="ce3" style:family="table-cell" style:parent-style-name="Default">
      <style:table-cell-properties fo:background-color="#fcd4d1"/>
    </style:style>
    <style:style style:name="ce4" style:family="table-cell" style:parent-style-name="Default">
      <style:table-cell-properties fo:border-bottom="0.06pt solid #000000" fo:background-color="#c2e0ae" fo:border-left="none" fo:border-right="none" fo:border-top="none"/>
    </style:style>
    <style:style style:name="ce5" style:family="table-cell" style:parent-style-name="Default">
      <style:table-cell-properties fo:border-bottom="0.06pt solid #000000" fo:background-color="#fffbcc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#c2e0a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ackground-color="#fcd4d1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c2e0a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ackground-color="#c2e0ae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c2e0ae" fo:border-left="none" fo:border-right="none" fo:border-top="0.06pt solid #000000"/>
    </style:style>
    <style:style style:name="ce11" style:family="table-cell" style:parent-style-name="Default">
      <style:table-cell-properties fo:background-color="#fcd4d1" fo:border="none"/>
    </style:style>
    <style:style style:name="ce12" style:family="table-cell" style:parent-style-name="Default">
      <style:table-cell-properties fo:background-color="#c2e0ae" fo:border="none"/>
    </style:style>
    <style:style style:name="ce13" style:family="table-cell" style:parent-style-name="Default">
      <style:table-cell-properties fo:border-bottom="0.06pt solid #000000" fo:background-color="#fffbcc" fo:border-left="none" fo:border-right="none" fo:border-top="0.06pt solid #000000"/>
    </style:style>
    <style:style style:name="ce14" style:family="table-cell" style:parent-style-name="Default">
      <style:table-cell-properties fo:border-bottom="none" fo:background-color="#c2e0a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ackground-color="#fcd4d1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c2e0a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ackground-color="#c2e0a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fffbcc" fo:border-left="none" fo:border-right="0.06pt solid #000000" fo:border-top="0.06pt solid #000000"/>
    </style:style>
    <style:style style:name="ce19" style:family="table-cell" style:parent-style-name="Default">
      <style:table-cell-properties fo:background-color="#c2e0ae"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#fcd4d1"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4th_BTest_10genes_Blengths" table:style-name="ta1">
        <table:shapes>
          <draw:frame draw:z-index="0" draw:style-name="gr1" draw:text-style-name="P1" svg:width="381.88pt" svg:height="216.09pt" svg:x="24.21pt" svg:y="686.58pt">
            <draw:object draw:notify-on-update-of-ranges="4th_BTest_10genes_Blengths.A48:4th_BTest_10genes_Blengths.A48 4th_BTest_10genes_Blengths.A49:4th_BTest_10genes_Blengths.A53 4th_BTest_10genes_Blengths.B48:4th_BTest_10genes_Blengths.B48 4th_BTest_10genes_Blengths.B49:4th_BTest_10genes_Blengths.B53 4th_BTest_10genes_Blengths.C48:4th_BTest_10genes_Blengths.C48 4th_BTest_10genes_Blengths.C49:4th_BTest_10genes_Blengths.C53 4th_BTest_10genes_Blengths.D48:4th_BTest_10genes_Blengths.D48 4th_BTest_10genes_Blengths.D49:4th_BTest_10genes_Blengths.D53 4th_BTest_10genes_Blengths.E48:4th_BTest_10genes_Blengths.E48 4th_BTest_10genes_Blengths.E49:4th_BTest_10genes_Blengths.E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68.62pt" svg:height="207.78pt" svg:x="506.83pt" svg:y="710.67pt">
            <draw:object draw:notify-on-update-of-ranges="4th_BTest_10genes_Blengths.G48:4th_BTest_10genes_Blengths.G48 4th_BTest_10genes_Blengths.G49:4th_BTest_10genes_Blengths.G53 4th_BTest_10genes_Blengths.H48:4th_BTest_10genes_Blengths.H48 4th_BTest_10genes_Blengths.H49:4th_BTest_10genes_Blengths.H53 4th_BTest_10genes_Blengths.I48:4th_BTest_10genes_Blengths.I48 4th_BTest_10genes_Blengths.I49:4th_BTest_10genes_Blengths.I53 4th_BTest_10genes_Blengths.J48:4th_BTest_10genes_Blengths.J48 4th_BTest_10genes_Blengths.J49:4th_BTest_10genes_Blengths.J53 4th_BTest_10genes_Blengths.K48:4th_BTest_10genes_Blengths.K48 4th_BTest_10genes_Blengths.K49:4th_BTest_10genes_Blengths.K53 4th_BTest_10genes_Blengths.L48:4th_BTest_10genes_Blengths.L48 4th_BTest_10genes_Blengths.L49:4th_BTest_10genes_Blengths.L53 4th_BTest_10genes_Blengths.M48:4th_BTest_10genes_Blengths.M48 4th_BTest_10genes_Blengths.M49:4th_BTest_10genes_Blengths.M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Branch lengths of randomly chosen trees for each gene in 4<text:span text:style-name="T1">th</text:span> branching test.</text:p>
          </table:table-cell>
          <table:table-cell table:number-columns-repeated="6"/>
          <table:table-cell table:style-name="ce19" office:value-type="string" calcext:value-type="string">
            <text:p>gene on</text:p>
          </table:table-cell>
          <table:table-cell table:number-columns-repeated="5"/>
        </table:table-row>
        <table:table-row table:style-name="ro2">
          <table:table-cell table:style-name="ce1"/>
          <table:table-cell table:number-columns-repeated="6"/>
          <table:table-cell table:style-name="ce20" office:value-type="string" calcext:value-type="string">
            <text:p>gene off</text:p>
          </table:table-cell>
          <table:table-cell table:number-columns-repeated="5"/>
        </table:table-row>
        <table:table-row table:style-name="ro2">
          <table:table-cell table:style-name="ce1"/>
          <table:table-cell office:value-type="string" calcext:value-type="string">
            <text:p>Pop 3</text:p>
          </table:table-cell>
          <table:table-cell office:value-type="string" calcext:value-type="string">
            <text:p>Pop 4</text:p>
          </table:table-cell>
          <table:table-cell office:value-type="string" calcext:value-type="string">
            <text:p>Pop 5</text:p>
          </table:table-cell>
          <table:table-cell office:value-type="string" calcext:value-type="string">
            <text:p>Pop 6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Sum of Blengths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g1_tree</text:p>
          </table:table-cell>
          <table:table-cell table:style-name="ce6" office:value-type="float" office:value="0.0878871813" calcext:value-type="float">
            <text:p>0.0878871813</text:p>
          </table:table-cell>
          <table:table-cell table:style-name="ce10" office:value-type="float" office:value="0.1158742512" calcext:value-type="float">
            <text:p>0.1158742512</text:p>
          </table:table-cell>
          <table:table-cell table:style-name="ce10" office:value-type="float" office:value="0.0798478677" calcext:value-type="float">
            <text:p>0.0798478677</text:p>
          </table:table-cell>
          <table:table-cell table:style-name="ce10" office:value-type="float" office:value="0.1088779733" calcext:value-type="float">
            <text:p>0.1088779733</text:p>
          </table:table-cell>
          <table:table-cell table:style-name="ce14" office:value-type="float" office:value="0.2350507111" calcext:value-type="float">
            <text:p>0.2350507111</text:p>
          </table:table-cell>
          <table:table-cell table:formula="of:=SUM([.B4:.F4])" office:value-type="float" office:value="0.6275379846" calcext:value-type="float">
            <text:p>0.62753798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2_tree</text:p>
          </table:table-cell>
          <table:table-cell table:style-name="ce7" office:value-type="float" office:value="0.1036814145" calcext:value-type="float">
            <text:p>0.1036814145</text:p>
          </table:table-cell>
          <table:table-cell table:style-name="ce3" office:value-type="float" office:value="0.0895790544" calcext:value-type="float">
            <text:p>0.0895790544</text:p>
          </table:table-cell>
          <table:table-cell table:style-name="ce3" office:value-type="float" office:value="0.1102112823" calcext:value-type="float">
            <text:p>0.1102112823</text:p>
          </table:table-cell>
          <table:table-cell table:style-name="ce3" office:value-type="float" office:value="0.100318209" calcext:value-type="float">
            <text:p>0.100318209</text:p>
          </table:table-cell>
          <table:table-cell table:style-name="ce15" office:value-type="float" office:value="0.1559805998" calcext:value-type="float">
            <text:p>0.1559805998</text:p>
          </table:table-cell>
          <table:table-cell table:formula="of:=SUM([.B5:.F5])" office:value-type="float" office:value="0.55977056" calcext:value-type="float">
            <text:p>0.559770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3_tree</text:p>
          </table:table-cell>
          <table:table-cell table:style-name="ce7" office:value-type="float" office:value="0.095023578" calcext:value-type="float">
            <text:p>0.095023578</text:p>
          </table:table-cell>
          <table:table-cell table:style-name="ce3" office:value-type="float" office:value="0.1042069926" calcext:value-type="float">
            <text:p>0.1042069926</text:p>
          </table:table-cell>
          <table:table-cell table:style-name="ce3" office:value-type="float" office:value="0.1067175604" calcext:value-type="float">
            <text:p>0.1067175604</text:p>
          </table:table-cell>
          <table:table-cell table:style-name="ce3" office:value-type="float" office:value="0.0866223058" calcext:value-type="float">
            <text:p>0.0866223058</text:p>
          </table:table-cell>
          <table:table-cell table:style-name="ce15" office:value-type="float" office:value="0.1776058415" calcext:value-type="float">
            <text:p>0.1776058415</text:p>
          </table:table-cell>
          <table:table-cell table:formula="of:=SUM([.B6:.F6])" office:value-type="float" office:value="0.5701762783" calcext:value-type="float">
            <text:p>0.5701762783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g4_tree</text:p>
          </table:table-cell>
          <table:table-cell table:style-name="ce8" office:value-type="float" office:value="0.0925689104" calcext:value-type="float">
            <text:p>0.0925689104</text:p>
          </table:table-cell>
          <table:table-cell table:style-name="ce2" office:value-type="float" office:value="0.1024483036" calcext:value-type="float">
            <text:p>0.1024483036</text:p>
          </table:table-cell>
          <table:table-cell table:style-name="ce2" office:value-type="float" office:value="0.1217993411" calcext:value-type="float">
            <text:p>0.1217993411</text:p>
          </table:table-cell>
          <table:table-cell table:style-name="ce2" office:value-type="float" office:value="0.1171382863" calcext:value-type="float">
            <text:p>0.1171382863</text:p>
          </table:table-cell>
          <table:table-cell table:style-name="ce16" office:value-type="float" office:value="0.2104717461" calcext:value-type="float">
            <text:p>0.2104717461</text:p>
          </table:table-cell>
          <table:table-cell table:formula="of:=SUM([.B7:.F7])" office:value-type="float" office:value="0.6444265875" calcext:value-type="float">
            <text:p>0.6444265875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g5_tree</text:p>
          </table:table-cell>
          <table:table-cell table:style-name="ce8" office:value-type="float" office:value="0.0811753784" calcext:value-type="float">
            <text:p>0.0811753784</text:p>
          </table:table-cell>
          <table:table-cell table:style-name="ce2" office:value-type="float" office:value="0.1185435961" calcext:value-type="float">
            <text:p>0.1185435961</text:p>
          </table:table-cell>
          <table:table-cell table:style-name="ce2" office:value-type="float" office:value="0.095174714" calcext:value-type="float">
            <text:p>0.095174714</text:p>
          </table:table-cell>
          <table:table-cell table:style-name="ce2" office:value-type="float" office:value="0.0875896129" calcext:value-type="float">
            <text:p>0.0875896129</text:p>
          </table:table-cell>
          <table:table-cell table:style-name="ce16" office:value-type="float" office:value="0.2183576085" calcext:value-type="float">
            <text:p>0.2183576085</text:p>
          </table:table-cell>
          <table:table-cell table:formula="of:=SUM([.B8:.F8])" office:value-type="float" office:value="0.6008409099" calcext:value-type="float">
            <text:p>0.60084090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6_tree</text:p>
          </table:table-cell>
          <table:table-cell table:style-name="ce7" office:value-type="float" office:value="0.087978034" calcext:value-type="float">
            <text:p>0.087978034</text:p>
          </table:table-cell>
          <table:table-cell table:style-name="ce3" office:value-type="float" office:value="0.105838974" calcext:value-type="float">
            <text:p>0.105838974</text:p>
          </table:table-cell>
          <table:table-cell table:style-name="ce3" office:value-type="float" office:value="0.099982404" calcext:value-type="float">
            <text:p>0.099982404</text:p>
          </table:table-cell>
          <table:table-cell table:style-name="ce3" office:value-type="float" office:value="0.0840843161" calcext:value-type="float">
            <text:p>0.0840843161</text:p>
          </table:table-cell>
          <table:table-cell table:style-name="ce15" office:value-type="float" office:value="0.1846308647" calcext:value-type="float">
            <text:p>0.1846308647</text:p>
          </table:table-cell>
          <table:table-cell table:formula="of:=SUM([.B9:.F9])" office:value-type="float" office:value="0.5625145928" calcext:value-type="float">
            <text:p>0.56251459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7_tree</text:p>
          </table:table-cell>
          <table:table-cell table:style-name="ce7" office:value-type="float" office:value="0.1209474654" calcext:value-type="float">
            <text:p>0.1209474654</text:p>
          </table:table-cell>
          <table:table-cell table:style-name="ce3" office:value-type="float" office:value="0.1077807027" calcext:value-type="float">
            <text:p>0.1077807027</text:p>
          </table:table-cell>
          <table:table-cell table:style-name="ce3" office:value-type="float" office:value="0.1011919365" calcext:value-type="float">
            <text:p>0.1011919365</text:p>
          </table:table-cell>
          <table:table-cell table:style-name="ce3" office:value-type="float" office:value="0.1047723578" calcext:value-type="float">
            <text:p>0.1047723578</text:p>
          </table:table-cell>
          <table:table-cell table:style-name="ce15" office:value-type="float" office:value="0.1979022475" calcext:value-type="float">
            <text:p>0.1979022475</text:p>
          </table:table-cell>
          <table:table-cell table:formula="of:=SUM([.B10:.F10])" office:value-type="float" office:value="0.6325947099" calcext:value-type="float">
            <text:p>0.63259470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8_tree</text:p>
          </table:table-cell>
          <table:table-cell table:style-name="ce7" office:value-type="float" office:value="0.1078077777" calcext:value-type="float">
            <text:p>0.1078077777</text:p>
          </table:table-cell>
          <table:table-cell table:style-name="ce3" office:value-type="float" office:value="0.1099568861" calcext:value-type="float">
            <text:p>0.1099568861</text:p>
          </table:table-cell>
          <table:table-cell table:style-name="ce3" office:value-type="float" office:value="0.0929754485" calcext:value-type="float">
            <text:p>0.0929754485</text:p>
          </table:table-cell>
          <table:table-cell table:style-name="ce3" office:value-type="float" office:value="0.086945201" calcext:value-type="float">
            <text:p>0.086945201</text:p>
          </table:table-cell>
          <table:table-cell table:style-name="ce15" office:value-type="float" office:value="0.197044533" calcext:value-type="float">
            <text:p>0.197044533</text:p>
          </table:table-cell>
          <table:table-cell table:formula="of:=SUM([.B11:.F11])" office:value-type="float" office:value="0.5947298463" calcext:value-type="float">
            <text:p>0.59472984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9_tree</text:p>
          </table:table-cell>
          <table:table-cell table:style-name="ce7" office:value-type="float" office:value="0.0960428367" calcext:value-type="float">
            <text:p>0.0960428367</text:p>
          </table:table-cell>
          <table:table-cell table:style-name="ce3" office:value-type="float" office:value="0.0973635513" calcext:value-type="float">
            <text:p>0.0973635513</text:p>
          </table:table-cell>
          <table:table-cell table:style-name="ce3" office:value-type="float" office:value="0.0938489897" calcext:value-type="float">
            <text:p>0.0938489897</text:p>
          </table:table-cell>
          <table:table-cell table:style-name="ce3" office:value-type="float" office:value="0.1185392493" calcext:value-type="float">
            <text:p>0.1185392493</text:p>
          </table:table-cell>
          <table:table-cell table:style-name="ce15" office:value-type="float" office:value="0.1865591784" calcext:value-type="float">
            <text:p>0.1865591784</text:p>
          </table:table-cell>
          <table:table-cell table:formula="of:=SUM([.B12:.F12])" office:value-type="float" office:value="0.5923538054" calcext:value-type="float">
            <text:p>0.5923538054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g10_tree</text:p>
          </table:table-cell>
          <table:table-cell table:style-name="ce9" office:value-type="float" office:value="0.0852332025" calcext:value-type="float">
            <text:p>0.0852332025</text:p>
          </table:table-cell>
          <table:table-cell table:style-name="ce4" office:value-type="float" office:value="0.0809983915" calcext:value-type="float">
            <text:p>0.0809983915</text:p>
          </table:table-cell>
          <table:table-cell table:style-name="ce4" office:value-type="float" office:value="0.1116760235" calcext:value-type="float">
            <text:p>0.1116760235</text:p>
          </table:table-cell>
          <table:table-cell table:style-name="ce4" office:value-type="float" office:value="0.1064712282" calcext:value-type="float">
            <text:p>0.1064712282</text:p>
          </table:table-cell>
          <table:table-cell table:style-name="ce17" office:value-type="float" office:value="0.2077983622" calcext:value-type="float">
            <text:p>0.2077983622</text:p>
          </table:table-cell>
          <table:table-cell table:formula="of:=SUM([.B13:.F13])" office:value-type="float" office:value="0.5921772079" calcext:value-type="float">
            <text:p>0.5921772079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Mean</text:p>
          </table:table-cell>
          <table:table-cell table:formula="of:=AVERAGE([.B4:.B13])" office:value-type="float" office:value="0.09583457789" calcext:value-type="float">
            <text:p>0.09583457789</text:p>
          </table:table-cell>
          <table:table-cell table:formula="of:=AVERAGE([.C4:.C13])" office:value-type="float" office:value="0.10325907035" calcext:value-type="float">
            <text:p>0.10325907035</text:p>
          </table:table-cell>
          <table:table-cell table:formula="of:=AVERAGE([.D4:.D13])" office:value-type="float" office:value="0.10134255677" calcext:value-type="float">
            <text:p>0.10134255677</text:p>
          </table:table-cell>
          <table:table-cell table:formula="of:=AVERAGE([.E4:.E13])" office:value-type="float" office:value="0.10013587397" calcext:value-type="float">
            <text:p>0.10013587397</text:p>
          </table:table-cell>
          <table:table-cell table:formula="of:=AVERAGE([.F4:.F13])" office:value-type="float" office:value="0.19714016928" calcext:value-type="float">
            <text:p>0.19714016928</text:p>
          </table:table-cell>
          <table:table-cell table:formula="of:=AVERAGE([.G4:.G13])" office:value-type="float" office:value="0.59771224826" calcext:value-type="float">
            <text:p>0.59771224826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Expected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formula="of:=SUM([.B15:.F15])" office:value-type="float" office:value="0.6" calcext:value-type="float">
            <text:p>0.6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Default" office:value-type="string" calcext:value-type="string">
            <text:p>Same table as above, but branch lengths as proportions of total sum of branch lengths</text:p>
          </table:table-cell>
          <table:table-cell table:number-columns-repeated="12"/>
        </table:table-row>
        <table:table-row table:style-name="ro2">
          <table:table-cell table:style-name="ce1"/>
          <table:table-cell office:value-type="string" calcext:value-type="string">
            <text:p>Pop 3</text:p>
          </table:table-cell>
          <table:table-cell office:value-type="string" calcext:value-type="string">
            <text:p>Pop 4</text:p>
          </table:table-cell>
          <table:table-cell office:value-type="string" calcext:value-type="string">
            <text:p>Pop 5</text:p>
          </table:table-cell>
          <table:table-cell office:value-type="string" calcext:value-type="string">
            <text:p>Pop 6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Sum of Blengths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g1_tree</text:p>
          </table:table-cell>
          <table:table-cell table:style-name="ce6" table:formula="of:=[.B4]/[.$G4]" office:value-type="float" office:value="0.140050775342341" calcext:value-type="float">
            <text:p>0.140050775342341</text:p>
          </table:table-cell>
          <table:table-cell table:style-name="ce10" table:formula="of:=[.C4]/[.$G4]" office:value-type="float" office:value="0.184648983876027" calcext:value-type="float">
            <text:p>0.184648983876027</text:p>
          </table:table-cell>
          <table:table-cell table:style-name="ce10" table:formula="of:=[.D4]/[.$G4]" office:value-type="float" office:value="0.127239895686786" calcext:value-type="float">
            <text:p>0.127239895686786</text:p>
          </table:table-cell>
          <table:table-cell table:style-name="ce10" table:formula="of:=[.E4]/[.$G4]" office:value-type="float" office:value="0.173500211894584" calcext:value-type="float">
            <text:p>0.173500211894584</text:p>
          </table:table-cell>
          <table:table-cell table:style-name="ce14" table:formula="of:=[.F4]/[.$G4]" office:value-type="float" office:value="0.374560133200262" calcext:value-type="float">
            <text:p>0.374560133200262</text:p>
          </table:table-cell>
          <table:table-cell table:style-name="ce12" table:formula="of:=[.G4]/[.$G4]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2_tree</text:p>
          </table:table-cell>
          <table:table-cell table:style-name="ce7" table:formula="of:=[.B5]/[.$G5]" office:value-type="float" office:value="0.185221270836394" calcext:value-type="float">
            <text:p>0.185221270836394</text:p>
          </table:table-cell>
          <table:table-cell table:style-name="ce11" table:formula="of:=[.C5]/[.$G5]" office:value-type="float" office:value="0.160028162967341" calcext:value-type="float">
            <text:p>0.160028162967341</text:p>
          </table:table-cell>
          <table:table-cell table:style-name="ce11" table:formula="of:=[.D5]/[.$G5]" office:value-type="float" office:value="0.19688652847338" calcext:value-type="float">
            <text:p>0.19688652847338</text:p>
          </table:table-cell>
          <table:table-cell table:style-name="ce11" table:formula="of:=[.E5]/[.$G5]" office:value-type="float" office:value="0.17921308508972" calcext:value-type="float">
            <text:p>0.17921308508972</text:p>
          </table:table-cell>
          <table:table-cell table:style-name="ce15" table:formula="of:=[.F5]/[.$G5]" office:value-type="float" office:value="0.278650952633165" calcext:value-type="float">
            <text:p>0.278650952633165</text:p>
          </table:table-cell>
          <table:table-cell table:style-name="ce11" table:formula="of:=[.G5]/[.$G5]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3_tree</text:p>
          </table:table-cell>
          <table:table-cell table:style-name="ce7" table:formula="of:=[.B6]/[.$G6]" office:value-type="float" office:value="0.16665649136319" calcext:value-type="float">
            <text:p>0.16665649136319</text:p>
          </table:table-cell>
          <table:table-cell table:style-name="ce11" table:formula="of:=[.C6]/[.$G6]" office:value-type="float" office:value="0.182762764018694" calcext:value-type="float">
            <text:p>0.182762764018694</text:p>
          </table:table-cell>
          <table:table-cell table:style-name="ce11" table:formula="of:=[.D6]/[.$G6]" office:value-type="float" office:value="0.187165907214137" calcext:value-type="float">
            <text:p>0.187165907214137</text:p>
          </table:table-cell>
          <table:table-cell table:style-name="ce11" table:formula="of:=[.E6]/[.$G6]" office:value-type="float" office:value="0.151921974127488" calcext:value-type="float">
            <text:p>0.151921974127488</text:p>
          </table:table-cell>
          <table:table-cell table:style-name="ce15" table:formula="of:=[.F6]/[.$G6]" office:value-type="float" office:value="0.31149286327649" calcext:value-type="float">
            <text:p>0.31149286327649</text:p>
          </table:table-cell>
          <table:table-cell table:style-name="ce11" table:formula="of:=[.G6]/[.$G6]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g4_tree</text:p>
          </table:table-cell>
          <table:table-cell table:style-name="ce8" table:formula="of:=[.B7]/[.$G7]" office:value-type="float" office:value="0.143645392967279" calcext:value-type="float">
            <text:p>0.143645392967279</text:p>
          </table:table-cell>
          <table:table-cell table:style-name="ce12" table:formula="of:=[.C7]/[.$G7]" office:value-type="float" office:value="0.158975910657938" calcext:value-type="float">
            <text:p>0.158975910657938</text:p>
          </table:table-cell>
          <table:table-cell table:style-name="ce12" table:formula="of:=[.D7]/[.$G7]" office:value-type="float" office:value="0.189004214696527" calcext:value-type="float">
            <text:p>0.189004214696527</text:p>
          </table:table-cell>
          <table:table-cell table:style-name="ce12" table:formula="of:=[.E7]/[.$G7]" office:value-type="float" office:value="0.181771343039132" calcext:value-type="float">
            <text:p>0.181771343039132</text:p>
          </table:table-cell>
          <table:table-cell table:style-name="ce16" table:formula="of:=[.F7]/[.$G7]" office:value-type="float" office:value="0.326603138639124" calcext:value-type="float">
            <text:p>0.326603138639124</text:p>
          </table:table-cell>
          <table:table-cell table:style-name="ce12" table:formula="of:=[.G7]/[.$G7]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g5_tree</text:p>
          </table:table-cell>
          <table:table-cell table:style-name="ce8" table:formula="of:=[.B8]/[.$G8]" office:value-type="float" office:value="0.135102948322061" calcext:value-type="float">
            <text:p>0.135102948322061</text:p>
          </table:table-cell>
          <table:table-cell table:style-name="ce12" table:formula="of:=[.C8]/[.$G8]" office:value-type="float" office:value="0.197296146362154" calcext:value-type="float">
            <text:p>0.197296146362154</text:p>
          </table:table-cell>
          <table:table-cell table:style-name="ce12" table:formula="of:=[.D8]/[.$G8]" office:value-type="float" office:value="0.158402519588489" calcext:value-type="float">
            <text:p>0.158402519588489</text:p>
          </table:table-cell>
          <table:table-cell table:style-name="ce12" table:formula="of:=[.E8]/[.$G8]" office:value-type="float" office:value="0.145778377365446" calcext:value-type="float">
            <text:p>0.145778377365446</text:p>
          </table:table-cell>
          <table:table-cell table:style-name="ce16" table:formula="of:=[.F8]/[.$G8]" office:value-type="float" office:value="0.363420008361851" calcext:value-type="float">
            <text:p>0.363420008361851</text:p>
          </table:table-cell>
          <table:table-cell table:style-name="ce12" table:formula="of:=[.G8]/[.$G8]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6_tree</text:p>
          </table:table-cell>
          <table:table-cell table:style-name="ce7" table:formula="of:=[.B9]/[.$G9]" office:value-type="float" office:value="0.156401336296142" calcext:value-type="float">
            <text:p>0.156401336296142</text:p>
          </table:table-cell>
          <table:table-cell table:style-name="ce11" table:formula="of:=[.C9]/[.$G9]" office:value-type="float" office:value="0.188153294785066" calcext:value-type="float">
            <text:p>0.188153294785066</text:p>
          </table:table-cell>
          <table:table-cell table:style-name="ce11" table:formula="of:=[.D9]/[.$G9]" office:value-type="float" office:value="0.177741884885728" calcext:value-type="float">
            <text:p>0.177741884885728</text:p>
          </table:table-cell>
          <table:table-cell table:style-name="ce11" table:formula="of:=[.E9]/[.$G9]" office:value-type="float" office:value="0.149479350715966" calcext:value-type="float">
            <text:p>0.149479350715966</text:p>
          </table:table-cell>
          <table:table-cell table:style-name="ce15" table:formula="of:=[.F9]/[.$G9]" office:value-type="float" office:value="0.328224133317097" calcext:value-type="float">
            <text:p>0.328224133317097</text:p>
          </table:table-cell>
          <table:table-cell table:style-name="ce11" table:formula="of:=[.G9]/[.$G9]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7_tree</text:p>
          </table:table-cell>
          <table:table-cell table:style-name="ce7" table:formula="of:=[.B10]/[.$G10]" office:value-type="float" office:value="0.191192660177508" calcext:value-type="float">
            <text:p>0.191192660177508</text:p>
          </table:table-cell>
          <table:table-cell table:style-name="ce11" table:formula="of:=[.C10]/[.$G10]" office:value-type="float" office:value="0.170378760702943" calcext:value-type="float">
            <text:p>0.170378760702943</text:p>
          </table:table-cell>
          <table:table-cell table:style-name="ce11" table:formula="of:=[.D10]/[.$G10]" office:value-type="float" office:value="0.15996329864345" calcext:value-type="float">
            <text:p>0.15996329864345</text:p>
          </table:table-cell>
          <table:table-cell table:style-name="ce11" table:formula="of:=[.E10]/[.$G10]" office:value-type="float" office:value="0.165623196274535" calcext:value-type="float">
            <text:p>0.165623196274535</text:p>
          </table:table-cell>
          <table:table-cell table:style-name="ce15" table:formula="of:=[.F10]/[.$G10]" office:value-type="float" office:value="0.312842084201564" calcext:value-type="float">
            <text:p>0.312842084201564</text:p>
          </table:table-cell>
          <table:table-cell table:style-name="ce11" table:formula="of:=[.G10]/[.$G10]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8_tree</text:p>
          </table:table-cell>
          <table:table-cell table:style-name="ce7" table:formula="of:=[.B11]/[.$G11]" office:value-type="float" office:value="0.181271846991884" calcext:value-type="float">
            <text:p>0.181271846991884</text:p>
          </table:table-cell>
          <table:table-cell table:style-name="ce11" table:formula="of:=[.C11]/[.$G11]" office:value-type="float" office:value="0.184885434595348" calcext:value-type="float">
            <text:p>0.184885434595348</text:p>
          </table:table-cell>
          <table:table-cell table:style-name="ce11" table:formula="of:=[.D11]/[.$G11]" office:value-type="float" office:value="0.156332239046736" calcext:value-type="float">
            <text:p>0.156332239046736</text:p>
          </table:table-cell>
          <table:table-cell table:style-name="ce11" table:formula="of:=[.E11]/[.$G11]" office:value-type="float" office:value="0.146192765574005" calcext:value-type="float">
            <text:p>0.146192765574005</text:p>
          </table:table-cell>
          <table:table-cell table:style-name="ce15" table:formula="of:=[.F11]/[.$G11]" office:value-type="float" office:value="0.331317713792028" calcext:value-type="float">
            <text:p>0.331317713792028</text:p>
          </table:table-cell>
          <table:table-cell table:style-name="ce11" table:formula="of:=[.G11]/[.$G11]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9_tree</text:p>
          </table:table-cell>
          <table:table-cell table:style-name="ce7" table:formula="of:=[.B12]/[.$G12]" office:value-type="float" office:value="0.162137620834807" calcext:value-type="float">
            <text:p>0.162137620834807</text:p>
          </table:table-cell>
          <table:table-cell table:style-name="ce11" table:formula="of:=[.C12]/[.$G12]" office:value-type="float" office:value="0.164367225148918" calcext:value-type="float">
            <text:p>0.164367225148918</text:p>
          </table:table-cell>
          <table:table-cell table:style-name="ce11" table:formula="of:=[.D12]/[.$G12]" office:value-type="float" office:value="0.158434011640436" calcext:value-type="float">
            <text:p>0.158434011640436</text:p>
          </table:table-cell>
          <table:table-cell table:style-name="ce11" table:formula="of:=[.E12]/[.$G12]" office:value-type="float" office:value="0.200115620460906" calcext:value-type="float">
            <text:p>0.200115620460906</text:p>
          </table:table-cell>
          <table:table-cell table:style-name="ce15" table:formula="of:=[.F12]/[.$G12]" office:value-type="float" office:value="0.314945521914934" calcext:value-type="float">
            <text:p>0.314945521914934</text:p>
          </table:table-cell>
          <table:table-cell table:style-name="ce11" table:formula="of:=[.G12]/[.$G12]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g10_tree</text:p>
          </table:table-cell>
          <table:table-cell table:style-name="ce9" table:formula="of:=[.B13]/[.$G13]" office:value-type="float" office:value="0.143931919977564" calcext:value-type="float">
            <text:p>0.143931919977564</text:p>
          </table:table-cell>
          <table:table-cell table:style-name="ce4" table:formula="of:=[.C13]/[.$G13]" office:value-type="float" office:value="0.136780663658501" calcext:value-type="float">
            <text:p>0.136780663658501</text:p>
          </table:table-cell>
          <table:table-cell table:style-name="ce4" table:formula="of:=[.D13]/[.$G13]" office:value-type="float" office:value="0.188585480849608" calcext:value-type="float">
            <text:p>0.188585480849608</text:p>
          </table:table-cell>
          <table:table-cell table:style-name="ce4" table:formula="of:=[.E13]/[.$G13]" office:value-type="float" office:value="0.17979622785141" calcext:value-type="float">
            <text:p>0.17979622785141</text:p>
          </table:table-cell>
          <table:table-cell table:style-name="ce17" table:formula="of:=[.F13]/[.$G13]" office:value-type="float" office:value="0.350905707662917" calcext:value-type="float">
            <text:p>0.350905707662917</text:p>
          </table:table-cell>
          <table:table-cell table:style-name="ce12" table:formula="of:=[.G13]/[.$G13]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Expected</text:p>
          </table:table-cell>
          <table:table-cell table:style-name="ce5" table:formula="of:=[.B15]/[.$G$15]" office:value-type="float" office:value="0.166666666666667" calcext:value-type="float">
            <text:p>0.166666666666667</text:p>
          </table:table-cell>
          <table:table-cell table:style-name="ce13" table:formula="of:=[.C15]/[.$G$15]" office:value-type="float" office:value="0.166666666666667" calcext:value-type="float">
            <text:p>0.166666666666667</text:p>
          </table:table-cell>
          <table:table-cell table:style-name="ce13" table:formula="of:=[.D15]/[.$G$15]" office:value-type="float" office:value="0.166666666666667" calcext:value-type="float">
            <text:p>0.166666666666667</text:p>
          </table:table-cell>
          <table:table-cell table:style-name="ce13" table:formula="of:=[.E15]/[.$G$15]" office:value-type="float" office:value="0.166666666666667" calcext:value-type="float">
            <text:p>0.166666666666667</text:p>
          </table:table-cell>
          <table:table-cell table:style-name="ce18" table:formula="of:=[.F15]/[.$G$15]" office:value-type="float" office:value="0.333333333333333" calcext:value-type="float">
            <text:p>0.333333333333333</text:p>
          </table:table-cell>
          <table:table-cell table:style-name="ce13" table:formula="of:=[.G15]/[.$G$15]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Average</text:p>
          </table:table-cell>
          <table:table-cell table:formula="of:=AVERAGE([.B20:.B29])" office:value-type="float" office:value="0.160561226310917" calcext:value-type="float">
            <text:p>0.160561226310917</text:p>
          </table:table-cell>
          <table:table-cell table:formula="of:=AVERAGE([.C20:.C29])" office:value-type="float" office:value="0.172827734677293" calcext:value-type="float">
            <text:p>0.172827734677293</text:p>
          </table:table-cell>
          <table:table-cell table:formula="of:=AVERAGE([.D20:.D29])" office:value-type="float" office:value="0.169975598072528" calcext:value-type="float">
            <text:p>0.169975598072528</text:p>
          </table:table-cell>
          <table:table-cell table:formula="of:=AVERAGE([.E20:.E29])" office:value-type="float" office:value="0.167339215239319" calcext:value-type="float">
            <text:p>0.167339215239319</text:p>
          </table:table-cell>
          <table:table-cell table:formula="of:=AVERAGE([.F20:.F29])" office:value-type="float" office:value="0.329296225699943" calcext:value-type="float">
            <text:p>0.329296225699943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Stdev</text:p>
          </table:table-cell>
          <table:table-cell table:formula="of:=STDEV([.B20:.B29])" office:value-type="float" office:value="0.0201763229507885" calcext:value-type="float">
            <text:p>0.020176322950789</text:p>
          </table:table-cell>
          <table:table-cell table:formula="of:=STDEV([.C20:.C29])" office:value-type="float" office:value="0.0181048855272877" calcext:value-type="float">
            <text:p>0.018104885527288</text:p>
          </table:table-cell>
          <table:table-cell table:formula="of:=STDEV([.D20:.D29])" office:value-type="float" office:value="0.0215208119131804" calcext:value-type="float">
            <text:p>0.02152081191318</text:p>
          </table:table-cell>
          <table:table-cell table:formula="of:=STDEV([.E20:.E29])" office:value-type="float" office:value="0.0185243255956399" calcext:value-type="float">
            <text:p>0.01852432559564</text:p>
          </table:table-cell>
          <table:table-cell table:formula="of:=STDEV([.F20:.F29])" office:value-type="float" office:value="0.0279906670146531" calcext:value-type="float">
            <text:p>0.027990667014653</text:p>
          </table:table-cell>
          <table:table-cell table:number-columns-repeated="7"/>
        </table:table-row>
        <table:table-row table:style-name="ro2" table:number-rows-repeated="2">
          <table:table-cell table:style-name="Default"/>
          <table:table-cell table:number-columns-repeated="12"/>
        </table:table-row>
        <table:table-row table:style-name="ro2">
          <table:table-cell table:style-name="Default" office:value-type="string" calcext:value-type="string">
            <text:p>Difference to proportional expected value</text:p>
          </table:table-cell>
          <table:table-cell table:number-columns-repeated="12"/>
        </table:table-row>
        <table:table-row table:style-name="ro2">
          <table:table-cell table:style-name="Default"/>
          <table:table-cell office:value-type="string" calcext:value-type="string">
            <text:p>Pop 3</text:p>
          </table:table-cell>
          <table:table-cell office:value-type="string" calcext:value-type="string">
            <text:p>Pop 4</text:p>
          </table:table-cell>
          <table:table-cell office:value-type="string" calcext:value-type="string">
            <text:p>Pop 5</text:p>
          </table:table-cell>
          <table:table-cell office:value-type="string" calcext:value-type="string">
            <text:p>Pop 6</text:p>
          </table:table-cell>
          <table:table-cell office:value-type="string" calcext:value-type="string">
            <text:p>Stem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g1_tree</text:p>
          </table:table-cell>
          <table:table-cell table:formula="of:=[.B$30]-[.B20]" office:value-type="float" office:value="0.0266158913243257" calcext:value-type="float">
            <text:p>0.026615891324326</text:p>
          </table:table-cell>
          <table:table-cell table:formula="of:=[.C$30]-[.C20]" office:value-type="float" office:value="-0.0179823172093605" calcext:value-type="float">
            <text:p>-0.017982317209361</text:p>
          </table:table-cell>
          <table:table-cell table:formula="of:=[.D$30]-[.D20]" office:value-type="float" office:value="0.0394267709798805" calcext:value-type="float">
            <text:p>0.039426770979881</text:p>
          </table:table-cell>
          <table:table-cell table:formula="of:=[.E$30]-[.E20]" office:value-type="float" office:value="-0.00683354522791702" calcext:value-type="float">
            <text:p>-0.006833545227917</text:p>
          </table:table-cell>
          <table:table-cell table:formula="of:=[.F$30]-[.F20]" office:value-type="float" office:value="-0.0412267998669287" calcext:value-type="float">
            <text:p>-0.04122679986692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2_tree</text:p>
          </table:table-cell>
          <table:table-cell table:formula="of:=[.B$30]-[.B21]" office:value-type="float" office:value="-0.0185546041697274" calcext:value-type="float">
            <text:p>-0.018554604169728</text:p>
          </table:table-cell>
          <table:table-cell table:formula="of:=[.C$30]-[.C21]" office:value-type="float" office:value="0.00663850369932523" calcext:value-type="float">
            <text:p>0.006638503699325</text:p>
          </table:table-cell>
          <table:table-cell table:formula="of:=[.D$30]-[.D21]" office:value-type="float" office:value="-0.0302198618067135" calcext:value-type="float">
            <text:p>-0.030219861806714</text:p>
          </table:table-cell>
          <table:table-cell table:formula="of:=[.E$30]-[.E21]" office:value-type="float" office:value="-0.0125464184230529" calcext:value-type="float">
            <text:p>-0.012546418423053</text:p>
          </table:table-cell>
          <table:table-cell table:formula="of:=[.F$30]-[.F21]" office:value-type="float" office:value="0.0546823807001688" calcext:value-type="float">
            <text:p>0.0546823807001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3_tree</text:p>
          </table:table-cell>
          <table:table-cell table:formula="of:=[.B$30]-[.B22]" office:value-type="float" office:value="0.000010175303476273" calcext:value-type="float">
            <text:p>1.0175303476273E-05</text:p>
          </table:table-cell>
          <table:table-cell table:formula="of:=[.C$30]-[.C22]" office:value-type="float" office:value="-0.0160960973520272" calcext:value-type="float">
            <text:p>-0.016096097352027</text:p>
          </table:table-cell>
          <table:table-cell table:formula="of:=[.D$30]-[.D22]" office:value-type="float" office:value="-0.0204992405474708" calcext:value-type="float">
            <text:p>-0.020499240547471</text:p>
          </table:table-cell>
          <table:table-cell table:formula="of:=[.E$30]-[.E22]" office:value-type="float" office:value="0.0147446925391787" calcext:value-type="float">
            <text:p>0.014744692539179</text:p>
          </table:table-cell>
          <table:table-cell table:formula="of:=[.F$30]-[.F22]" office:value-type="float" office:value="0.021840470056843" calcext:value-type="float">
            <text:p>0.021840470056843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g4_tree</text:p>
          </table:table-cell>
          <table:table-cell table:formula="of:=[.B$30]-[.B23]" office:value-type="float" office:value="0.0230212736993878" calcext:value-type="float">
            <text:p>0.023021273699388</text:p>
          </table:table-cell>
          <table:table-cell table:formula="of:=[.C$30]-[.C23]" office:value-type="float" office:value="0.00769075600872848" calcext:value-type="float">
            <text:p>0.007690756008728</text:p>
          </table:table-cell>
          <table:table-cell table:formula="of:=[.D$30]-[.D23]" office:value-type="float" office:value="-0.0223375480298599" calcext:value-type="float">
            <text:p>-0.02233754802986</text:p>
          </table:table-cell>
          <table:table-cell table:formula="of:=[.E$30]-[.E23]" office:value-type="float" office:value="-0.0151046763724658" calcext:value-type="float">
            <text:p>-0.015104676372466</text:p>
          </table:table-cell>
          <table:table-cell table:formula="of:=[.F$30]-[.F23]" office:value-type="float" office:value="0.00673019469420949" calcext:value-type="float">
            <text:p>0.006730194694209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g5_tree</text:p>
          </table:table-cell>
          <table:table-cell table:formula="of:=[.B$30]-[.B24]" office:value-type="float" office:value="0.0315637183446054" calcext:value-type="float">
            <text:p>0.031563718344605</text:p>
          </table:table-cell>
          <table:table-cell table:formula="of:=[.C$30]-[.C24]" office:value-type="float" office:value="-0.030629479695487" calcext:value-type="float">
            <text:p>-0.030629479695487</text:p>
          </table:table-cell>
          <table:table-cell table:formula="of:=[.D$30]-[.D24]" office:value-type="float" office:value="0.00826414707817819" calcext:value-type="float">
            <text:p>0.008264147078178</text:p>
          </table:table-cell>
          <table:table-cell table:formula="of:=[.E$30]-[.E24]" office:value-type="float" office:value="0.0208882893012209" calcext:value-type="float">
            <text:p>0.020888289301221</text:p>
          </table:table-cell>
          <table:table-cell table:formula="of:=[.F$30]-[.F24]" office:value-type="float" office:value="-0.0300866750285173" calcext:value-type="float">
            <text:p>-0.0300866750285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6_tree</text:p>
          </table:table-cell>
          <table:table-cell table:formula="of:=[.B$30]-[.B25]" office:value-type="float" office:value="0.010265330370525" calcext:value-type="float">
            <text:p>0.010265330370525</text:p>
          </table:table-cell>
          <table:table-cell table:formula="of:=[.C$30]-[.C25]" office:value-type="float" office:value="-0.0214866281183997" calcext:value-type="float">
            <text:p>-0.0214866281184</text:p>
          </table:table-cell>
          <table:table-cell table:formula="of:=[.D$30]-[.D25]" office:value-type="float" office:value="-0.0110752182190617" calcext:value-type="float">
            <text:p>-0.011075218219062</text:p>
          </table:table-cell>
          <table:table-cell table:formula="of:=[.E$30]-[.E25]" office:value-type="float" office:value="0.0171873159507007" calcext:value-type="float">
            <text:p>0.017187315950701</text:p>
          </table:table-cell>
          <table:table-cell table:formula="of:=[.F$30]-[.F25]" office:value-type="float" office:value="0.00510920001623588" calcext:value-type="float">
            <text:p>0.0051092000162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7_tree</text:p>
          </table:table-cell>
          <table:table-cell table:formula="of:=[.B$30]-[.B26]" office:value-type="float" office:value="-0.0245259935108414" calcext:value-type="float">
            <text:p>-0.024525993510841</text:p>
          </table:table-cell>
          <table:table-cell table:formula="of:=[.C$30]-[.C26]" office:value-type="float" office:value="-0.00371209403627673" calcext:value-type="float">
            <text:p>-0.003712094036277</text:p>
          </table:table-cell>
          <table:table-cell table:formula="of:=[.D$30]-[.D26]" office:value-type="float" office:value="0.00670336802321717" calcext:value-type="float">
            <text:p>0.006703368023217</text:p>
          </table:table-cell>
          <table:table-cell table:formula="of:=[.E$30]-[.E26]" office:value-type="float" office:value="0.00104347039213204" calcext:value-type="float">
            <text:p>0.001043470392132</text:p>
          </table:table-cell>
          <table:table-cell table:formula="of:=[.F$30]-[.F26]" office:value-type="float" office:value="0.020491249131769" calcext:value-type="float">
            <text:p>0.0204912491317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8_tree</text:p>
          </table:table-cell>
          <table:table-cell table:formula="of:=[.B$30]-[.B27]" office:value-type="float" office:value="-0.0146051803252168" calcext:value-type="float">
            <text:p>-0.014605180325217</text:p>
          </table:table-cell>
          <table:table-cell table:formula="of:=[.C$30]-[.C27]" office:value-type="float" office:value="-0.0182187679286813" calcext:value-type="float">
            <text:p>-0.018218767928681</text:p>
          </table:table-cell>
          <table:table-cell table:formula="of:=[.D$30]-[.D27]" office:value-type="float" office:value="0.0103344276199309" calcext:value-type="float">
            <text:p>0.010334427619931</text:p>
          </table:table-cell>
          <table:table-cell table:formula="of:=[.E$30]-[.E27]" office:value-type="float" office:value="0.0204739010926616" calcext:value-type="float">
            <text:p>0.020473901092662</text:p>
          </table:table-cell>
          <table:table-cell table:formula="of:=[.F$30]-[.F27]" office:value-type="float" office:value="0.00201561954130575" calcext:value-type="float">
            <text:p>0.00201561954130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9_tree</text:p>
          </table:table-cell>
          <table:table-cell table:formula="of:=[.B$30]-[.B28]" office:value-type="float" office:value="0.00452904583186012" calcext:value-type="float">
            <text:p>0.00452904583186</text:p>
          </table:table-cell>
          <table:table-cell table:formula="of:=[.C$30]-[.C28]" office:value-type="float" office:value="0.00229944151774897" calcext:value-type="float">
            <text:p>0.002299441517749</text:p>
          </table:table-cell>
          <table:table-cell table:formula="of:=[.D$30]-[.D28]" office:value-type="float" office:value="0.00823265502623094" calcext:value-type="float">
            <text:p>0.008232655026231</text:p>
          </table:table-cell>
          <table:table-cell table:formula="of:=[.E$30]-[.E28]" office:value-type="float" office:value="-0.0334489537942397" calcext:value-type="float">
            <text:p>-0.03344895379424</text:p>
          </table:table-cell>
          <table:table-cell table:formula="of:=[.F$30]-[.F28]" office:value-type="float" office:value="0.0183878114183998" calcext:value-type="float">
            <text:p>0.0183878114184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g10_tree</text:p>
          </table:table-cell>
          <table:table-cell table:formula="of:=[.B$30]-[.B29]" office:value-type="float" office:value="0.0227347466891028" calcext:value-type="float">
            <text:p>0.022734746689103</text:p>
          </table:table-cell>
          <table:table-cell table:formula="of:=[.C$30]-[.C29]" office:value-type="float" office:value="0.0298860030081659" calcext:value-type="float">
            <text:p>0.029886003008166</text:p>
          </table:table-cell>
          <table:table-cell table:formula="of:=[.D$30]-[.D29]" office:value-type="float" office:value="-0.0219188141829417" calcext:value-type="float">
            <text:p>-0.021918814182942</text:p>
          </table:table-cell>
          <table:table-cell table:formula="of:=[.E$30]-[.E29]" office:value-type="float" office:value="-0.013129561184743" calcext:value-type="float">
            <text:p>-0.013129561184743</text:p>
          </table:table-cell>
          <table:table-cell table:formula="of:=[.F$30]-[.F29]" office:value-type="float" office:value="-0.017572374329584" calcext:value-type="float">
            <text:p>-0.017572374329584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Default"/>
          <table:table-cell table:style-name="ce2" office:value-type="string" calcext:value-type="string">
            <text:p>g1_tree</text:p>
          </table:table-cell>
          <table:table-cell table:style-name="ce2" office:value-type="string" calcext:value-type="string">
            <text:p>g4_tree</text:p>
          </table:table-cell>
          <table:table-cell table:style-name="ce2" office:value-type="string" calcext:value-type="string">
            <text:p>g5_tree</text:p>
          </table:table-cell>
          <table:table-cell table:style-name="ce2" office:value-type="string" calcext:value-type="string">
            <text:p>g10_tree</text:p>
          </table:table-cell>
          <table:table-cell table:number-columns-repeated="2"/>
          <table:table-cell table:style-name="ce3" office:value-type="string" calcext:value-type="string">
            <text:p>g2_tree</text:p>
          </table:table-cell>
          <table:table-cell table:style-name="ce3" office:value-type="string" calcext:value-type="string">
            <text:p>g3_tree</text:p>
          </table:table-cell>
          <table:table-cell table:style-name="ce3" office:value-type="string" calcext:value-type="string">
            <text:p>g6_tree</text:p>
          </table:table-cell>
          <table:table-cell table:style-name="ce3" office:value-type="string" calcext:value-type="string">
            <text:p>g7_tree</text:p>
          </table:table-cell>
          <table:table-cell table:style-name="ce3" office:value-type="string" calcext:value-type="string">
            <text:p>g8_tree</text:p>
          </table:table-cell>
          <table:table-cell table:style-name="ce3" office:value-type="string" calcext:value-type="string">
            <text:p>g9_tree</text:p>
          </table:table-cell>
        </table:table-row>
        <table:table-row table:style-name="ro2">
          <table:table-cell table:style-name="ce2" office:value-type="string" calcext:value-type="string">
            <text:p>Pop 3</text:p>
          </table:table-cell>
          <table:table-cell table:style-name="ce2" office:value-type="float" office:value="0.0266158913243257" calcext:value-type="float">
            <text:p>0.026615891324326</text:p>
          </table:table-cell>
          <table:table-cell table:style-name="ce2" office:value-type="float" office:value="0.0230212736993878" calcext:value-type="float">
            <text:p>0.023021273699388</text:p>
          </table:table-cell>
          <table:table-cell table:style-name="ce2" office:value-type="float" office:value="0.0315637183446054" calcext:value-type="float">
            <text:p>0.031563718344605</text:p>
          </table:table-cell>
          <table:table-cell table:style-name="ce2" office:value-type="float" office:value="0.0227347466891028" calcext:value-type="float">
            <text:p>0.022734746689103</text:p>
          </table:table-cell>
          <table:table-cell/>
          <table:table-cell table:style-name="ce3" office:value-type="string" calcext:value-type="string">
            <text:p>Pop 3</text:p>
          </table:table-cell>
          <table:table-cell table:style-name="ce3" office:value-type="float" office:value="-0.0185546041697274" calcext:value-type="float">
            <text:p>-0.018554604169728</text:p>
          </table:table-cell>
          <table:table-cell table:style-name="ce3" office:value-type="float" office:value="0.000010175303476273" calcext:value-type="float">
            <text:p>1.0175303476273E-05</text:p>
          </table:table-cell>
          <table:table-cell table:style-name="ce3" office:value-type="float" office:value="0.010265330370525" calcext:value-type="float">
            <text:p>0.010265330370525</text:p>
          </table:table-cell>
          <table:table-cell table:style-name="ce3" office:value-type="float" office:value="-0.0245259935108414" calcext:value-type="float">
            <text:p>-0.024525993510841</text:p>
          </table:table-cell>
          <table:table-cell table:style-name="ce3" office:value-type="float" office:value="-0.0146051803252168" calcext:value-type="float">
            <text:p>-0.014605180325217</text:p>
          </table:table-cell>
          <table:table-cell table:style-name="ce3" office:value-type="float" office:value="0.00452904583186012" calcext:value-type="float">
            <text:p>0.00452904583186</text:p>
          </table:table-cell>
        </table:table-row>
        <table:table-row table:style-name="ro2">
          <table:table-cell table:style-name="ce2" office:value-type="string" calcext:value-type="string">
            <text:p>Pop 4</text:p>
          </table:table-cell>
          <table:table-cell table:style-name="ce2" office:value-type="float" office:value="-0.0179823172093605" calcext:value-type="float">
            <text:p>-0.017982317209361</text:p>
          </table:table-cell>
          <table:table-cell table:style-name="ce2" office:value-type="float" office:value="0.00769075600872848" calcext:value-type="float">
            <text:p>0.007690756008728</text:p>
          </table:table-cell>
          <table:table-cell table:style-name="ce2" office:value-type="float" office:value="-0.030629479695487" calcext:value-type="float">
            <text:p>-0.030629479695487</text:p>
          </table:table-cell>
          <table:table-cell table:style-name="ce2" office:value-type="float" office:value="0.0298860030081659" calcext:value-type="float">
            <text:p>0.029886003008166</text:p>
          </table:table-cell>
          <table:table-cell/>
          <table:table-cell table:style-name="ce3" office:value-type="string" calcext:value-type="string">
            <text:p>Pop 4</text:p>
          </table:table-cell>
          <table:table-cell table:style-name="ce3" office:value-type="float" office:value="0.00663850369932523" calcext:value-type="float">
            <text:p>0.006638503699325</text:p>
          </table:table-cell>
          <table:table-cell table:style-name="ce3" office:value-type="float" office:value="-0.0160960973520272" calcext:value-type="float">
            <text:p>-0.016096097352027</text:p>
          </table:table-cell>
          <table:table-cell table:style-name="ce3" office:value-type="float" office:value="-0.0214866281183997" calcext:value-type="float">
            <text:p>-0.0214866281184</text:p>
          </table:table-cell>
          <table:table-cell table:style-name="ce3" office:value-type="float" office:value="-0.00371209403627673" calcext:value-type="float">
            <text:p>-0.003712094036277</text:p>
          </table:table-cell>
          <table:table-cell table:style-name="ce3" office:value-type="float" office:value="-0.0182187679286813" calcext:value-type="float">
            <text:p>-0.018218767928681</text:p>
          </table:table-cell>
          <table:table-cell table:style-name="ce3" office:value-type="float" office:value="0.00229944151774897" calcext:value-type="float">
            <text:p>0.002299441517749</text:p>
          </table:table-cell>
        </table:table-row>
        <table:table-row table:style-name="ro2">
          <table:table-cell table:style-name="ce2" office:value-type="string" calcext:value-type="string">
            <text:p>Pop 5</text:p>
          </table:table-cell>
          <table:table-cell table:style-name="ce2" office:value-type="float" office:value="0.0394267709798805" calcext:value-type="float">
            <text:p>0.039426770979881</text:p>
          </table:table-cell>
          <table:table-cell table:style-name="ce2" office:value-type="float" office:value="-0.0223375480298599" calcext:value-type="float">
            <text:p>-0.02233754802986</text:p>
          </table:table-cell>
          <table:table-cell table:style-name="ce2" office:value-type="float" office:value="0.00826414707817819" calcext:value-type="float">
            <text:p>0.008264147078178</text:p>
          </table:table-cell>
          <table:table-cell table:style-name="ce2" office:value-type="float" office:value="-0.0219188141829417" calcext:value-type="float">
            <text:p>-0.021918814182942</text:p>
          </table:table-cell>
          <table:table-cell/>
          <table:table-cell table:style-name="ce3" office:value-type="string" calcext:value-type="string">
            <text:p>Pop 5</text:p>
          </table:table-cell>
          <table:table-cell table:style-name="ce3" office:value-type="float" office:value="-0.0302198618067135" calcext:value-type="float">
            <text:p>-0.030219861806714</text:p>
          </table:table-cell>
          <table:table-cell table:style-name="ce3" office:value-type="float" office:value="-0.0204992405474708" calcext:value-type="float">
            <text:p>-0.020499240547471</text:p>
          </table:table-cell>
          <table:table-cell table:style-name="ce3" office:value-type="float" office:value="-0.0110752182190617" calcext:value-type="float">
            <text:p>-0.011075218219062</text:p>
          </table:table-cell>
          <table:table-cell table:style-name="ce3" office:value-type="float" office:value="0.00670336802321717" calcext:value-type="float">
            <text:p>0.006703368023217</text:p>
          </table:table-cell>
          <table:table-cell table:style-name="ce3" office:value-type="float" office:value="0.0103344276199309" calcext:value-type="float">
            <text:p>0.010334427619931</text:p>
          </table:table-cell>
          <table:table-cell table:style-name="ce3" office:value-type="float" office:value="0.00823265502623094" calcext:value-type="float">
            <text:p>0.008232655026231</text:p>
          </table:table-cell>
        </table:table-row>
        <table:table-row table:style-name="ro2">
          <table:table-cell table:style-name="ce2" office:value-type="string" calcext:value-type="string">
            <text:p>Pop 6</text:p>
          </table:table-cell>
          <table:table-cell table:style-name="ce2" office:value-type="float" office:value="-0.00683354522791702" calcext:value-type="float">
            <text:p>-0.006833545227917</text:p>
          </table:table-cell>
          <table:table-cell table:style-name="ce2" office:value-type="float" office:value="-0.0151046763724658" calcext:value-type="float">
            <text:p>-0.015104676372466</text:p>
          </table:table-cell>
          <table:table-cell table:style-name="ce2" office:value-type="float" office:value="0.0208882893012209" calcext:value-type="float">
            <text:p>0.020888289301221</text:p>
          </table:table-cell>
          <table:table-cell table:style-name="ce2" office:value-type="float" office:value="-0.013129561184743" calcext:value-type="float">
            <text:p>-0.013129561184743</text:p>
          </table:table-cell>
          <table:table-cell/>
          <table:table-cell table:style-name="ce3" office:value-type="string" calcext:value-type="string">
            <text:p>Pop 6</text:p>
          </table:table-cell>
          <table:table-cell table:style-name="ce3" office:value-type="float" office:value="-0.0125464184230529" calcext:value-type="float">
            <text:p>-0.012546418423053</text:p>
          </table:table-cell>
          <table:table-cell table:style-name="ce3" office:value-type="float" office:value="0.0147446925391787" calcext:value-type="float">
            <text:p>0.014744692539179</text:p>
          </table:table-cell>
          <table:table-cell table:style-name="ce3" office:value-type="float" office:value="0.0171873159507007" calcext:value-type="float">
            <text:p>0.017187315950701</text:p>
          </table:table-cell>
          <table:table-cell table:style-name="ce3" office:value-type="float" office:value="0.00104347039213204" calcext:value-type="float">
            <text:p>0.001043470392132</text:p>
          </table:table-cell>
          <table:table-cell table:style-name="ce3" office:value-type="float" office:value="0.0204739010926616" calcext:value-type="float">
            <text:p>0.020473901092662</text:p>
          </table:table-cell>
          <table:table-cell table:style-name="ce3" office:value-type="float" office:value="-0.0334489537942397" calcext:value-type="float">
            <text:p>-0.03344895379424</text:p>
          </table:table-cell>
        </table:table-row>
        <table:table-row table:style-name="ro2">
          <table:table-cell table:style-name="ce2" office:value-type="string" calcext:value-type="string">
            <text:p>Stem</text:p>
          </table:table-cell>
          <table:table-cell table:style-name="ce2" office:value-type="float" office:value="-0.0412267998669287" calcext:value-type="float">
            <text:p>-0.041226799866929</text:p>
          </table:table-cell>
          <table:table-cell table:style-name="ce2" office:value-type="float" office:value="0.00673019469420949" calcext:value-type="float">
            <text:p>0.006730194694209</text:p>
          </table:table-cell>
          <table:table-cell table:style-name="ce2" office:value-type="float" office:value="-0.0300866750285173" calcext:value-type="float">
            <text:p>-0.030086675028517</text:p>
          </table:table-cell>
          <table:table-cell table:style-name="ce2" office:value-type="float" office:value="-0.017572374329584" calcext:value-type="float">
            <text:p>-0.017572374329584</text:p>
          </table:table-cell>
          <table:table-cell/>
          <table:table-cell table:style-name="ce3" office:value-type="string" calcext:value-type="string">
            <text:p>Stem</text:p>
          </table:table-cell>
          <table:table-cell table:style-name="ce3" office:value-type="float" office:value="0.0546823807001688" calcext:value-type="float">
            <text:p>0.054682380700169</text:p>
          </table:table-cell>
          <table:table-cell table:style-name="ce3" office:value-type="float" office:value="0.021840470056843" calcext:value-type="float">
            <text:p>0.021840470056843</text:p>
          </table:table-cell>
          <table:table-cell table:style-name="ce3" office:value-type="float" office:value="0.00510920001623588" calcext:value-type="float">
            <text:p>0.005109200016236</text:p>
          </table:table-cell>
          <table:table-cell table:style-name="ce3" office:value-type="float" office:value="0.020491249131769" calcext:value-type="float">
            <text:p>0.020491249131769</text:p>
          </table:table-cell>
          <table:table-cell table:style-name="ce3" office:value-type="float" office:value="0.00201561954130575" calcext:value-type="float">
            <text:p>0.002015619541306</text:p>
          </table:table-cell>
          <table:table-cell table:style-name="ce3" office:value-type="float" office:value="0.0183878114183998" calcext:value-type="float">
            <text:p>0.01838781141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7T10:08:34.530494186</dc:date>
    <meta:editing-duration>PT34M44S</meta:editing-duration>
    <meta:editing-cycles>21</meta:editing-cycles>
    <meta:generator>LibreOffice/6.0.7.3$Linux_X86_64 LibreOffice_project/00m0$Build-3</meta:generator>
    <meta:document-statistic meta:table-count="1" meta:cell-count="3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73cm" svg:height="7.624cm" xlink:href=".." xlink:type="simple" chart:class="chart:scatter" chart:style-name="ch1">
        <chart:legend chart:legend-position="end" svg:x="10.806cm" svg:y="2.766cm" style:legend-expansion="high" chart:style-name="ch2"/>
        <chart:plot-area chart:style-name="ch3" table:cell-range-address="4th_BTest_10genes_Blengths.A48:4th_BTest_10genes_Blengths.E53" chart:data-source-has-labels="both" svg:x="0.905cm" svg:y="0.125cm" svg:width="9.685cm" svg:height="7.345cm">
          <chartooo:coordinate-region svg:x="1.341cm" svg:y="0.35cm" svg:width="9.009cm" svg:height="6.921cm"/>
          <chart:axis chart:dimension="x" chart:name="primary-x" chart:style-name="ch4" chartooo:axis-type="auto">
            <chart:categories table:cell-range-address="4th_BTest_10genes_Blengths.A49:4th_BTest_10genes_Blengths.A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4th_BTest_10genes_Blengths.B49:4th_BTest_10genes_Blengths.B53" chart:label-cell-address="4th_BTest_10genes_Blengths.B48:4th_BTest_10genes_Blengths.B48" chart:class="chart:scatter">
            <chart:data-point chart:repeated="5"/>
          </chart:series>
          <chart:series chart:style-name="ch7" chart:values-cell-range-address="4th_BTest_10genes_Blengths.C49:4th_BTest_10genes_Blengths.C53" chart:label-cell-address="4th_BTest_10genes_Blengths.C48:4th_BTest_10genes_Blengths.C48" chart:class="chart:scatter">
            <chart:data-point chart:repeated="5"/>
          </chart:series>
          <chart:series chart:style-name="ch8" chart:values-cell-range-address="4th_BTest_10genes_Blengths.D49:4th_BTest_10genes_Blengths.D53" chart:label-cell-address="4th_BTest_10genes_Blengths.D48:4th_BTest_10genes_Blengths.D48" chart:class="chart:scatter">
            <chart:data-point chart:repeated="5"/>
          </chart:series>
          <chart:series chart:style-name="ch9" chart:values-cell-range-address="4th_BTest_10genes_Blengths.E49:4th_BTest_10genes_Blengths.E53" chart:label-cell-address="4th_BTest_10genes_Blengths.E48:4th_BTest_10genes_Blengths.E48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1_tree</text:p>
                <draw:g>
                  <svg:desc>4th_BTest_10genes_Blengths.B48:4th_BTest_10genes_Blengths.B48</svg:desc>
                </draw:g>
              </table:table-cell>
              <table:table-cell office:value-type="string">
                <text:p>g4_tree</text:p>
                <draw:g>
                  <svg:desc>4th_BTest_10genes_Blengths.C48:4th_BTest_10genes_Blengths.C48</svg:desc>
                </draw:g>
              </table:table-cell>
              <table:table-cell office:value-type="string">
                <text:p>g5_tree</text:p>
                <draw:g>
                  <svg:desc>4th_BTest_10genes_Blengths.D48:4th_BTest_10genes_Blengths.D48</svg:desc>
                </draw:g>
              </table:table-cell>
              <table:table-cell office:value-type="string">
                <text:p>g10_tree</text:p>
                <draw:g>
                  <svg:desc>4th_BTest_10genes_Blengths.E48:4th_BTest_10genes_Blengths.E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p 3</text:p>
                <draw:g>
                  <svg:desc>4th_BTest_10genes_Blengths.A49:4th_BTest_10genes_Blengths.A53</svg:desc>
                </draw:g>
              </table:table-cell>
              <table:table-cell office:value-type="float" office:value="0.0266158913243257">
                <text:p>0.0266158913243257</text:p>
                <draw:g>
                  <svg:desc>4th_BTest_10genes_Blengths.B49:4th_BTest_10genes_Blengths.B53</svg:desc>
                </draw:g>
              </table:table-cell>
              <table:table-cell office:value-type="float" office:value="0.0230212736993878">
                <text:p>0.0230212736993878</text:p>
                <draw:g>
                  <svg:desc>4th_BTest_10genes_Blengths.C49:4th_BTest_10genes_Blengths.C53</svg:desc>
                </draw:g>
              </table:table-cell>
              <table:table-cell office:value-type="float" office:value="0.0315637183446054">
                <text:p>0.0315637183446054</text:p>
                <draw:g>
                  <svg:desc>4th_BTest_10genes_Blengths.D49:4th_BTest_10genes_Blengths.D53</svg:desc>
                </draw:g>
              </table:table-cell>
              <table:table-cell office:value-type="float" office:value="0.0227347466891028">
                <text:p>0.0227347466891028</text:p>
                <draw:g>
                  <svg:desc>4th_BTest_10genes_Blengths.E49:4th_BTest_10genes_Blengths.E53</svg:desc>
                </draw:g>
              </table:table-cell>
            </table:table-row>
            <table:table-row>
              <table:table-cell office:value-type="string">
                <text:p>Pop 4</text:p>
              </table:table-cell>
              <table:table-cell office:value-type="float" office:value="-0.0179823172093605">
                <text:p>-0.0179823172093605</text:p>
              </table:table-cell>
              <table:table-cell office:value-type="float" office:value="0.00769075600872848">
                <text:p>0.00769075600872848</text:p>
              </table:table-cell>
              <table:table-cell office:value-type="float" office:value="-0.030629479695487">
                <text:p>-0.030629479695487</text:p>
              </table:table-cell>
              <table:table-cell office:value-type="float" office:value="0.0298860030081659">
                <text:p>0.0298860030081659</text:p>
              </table:table-cell>
            </table:table-row>
            <table:table-row>
              <table:table-cell office:value-type="string">
                <text:p>Pop 5</text:p>
              </table:table-cell>
              <table:table-cell office:value-type="float" office:value="0.0394267709798805">
                <text:p>0.0394267709798805</text:p>
              </table:table-cell>
              <table:table-cell office:value-type="float" office:value="-0.0223375480298599">
                <text:p>-0.0223375480298599</text:p>
              </table:table-cell>
              <table:table-cell office:value-type="float" office:value="0.00826414707817819">
                <text:p>0.00826414707817819</text:p>
              </table:table-cell>
              <table:table-cell office:value-type="float" office:value="-0.0219188141829417">
                <text:p>-0.0219188141829417</text:p>
              </table:table-cell>
            </table:table-row>
            <table:table-row>
              <table:table-cell office:value-type="string">
                <text:p>Pop 6</text:p>
              </table:table-cell>
              <table:table-cell office:value-type="float" office:value="-0.00683354522791702">
                <text:p>-0.00683354522791702</text:p>
              </table:table-cell>
              <table:table-cell office:value-type="float" office:value="-0.0151046763724658">
                <text:p>-0.0151046763724658</text:p>
              </table:table-cell>
              <table:table-cell office:value-type="float" office:value="0.0208882893012209">
                <text:p>0.0208882893012209</text:p>
              </table:table-cell>
              <table:table-cell office:value-type="float" office:value="-0.013129561184743">
                <text:p>-0.013129561184743</text:p>
              </table:table-cell>
            </table:table-row>
            <table:table-row>
              <table:table-cell office:value-type="string">
                <text:p>Stem</text:p>
              </table:table-cell>
              <table:table-cell office:value-type="float" office:value="-0.0412267998669287">
                <text:p>-0.0412267998669287</text:p>
              </table:table-cell>
              <table:table-cell office:value-type="float" office:value="0.00673019469420949">
                <text:p>0.00673019469420949</text:p>
              </table:table-cell>
              <table:table-cell office:value-type="float" office:value="-0.0300866750285173">
                <text:p>-0.0300866750285173</text:p>
              </table:table-cell>
              <table:table-cell office:value-type="float" office:value="-0.017572374329584">
                <text:p>-0.0175723743295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005cm" svg:height="7.331cm" xlink:href=".." xlink:type="simple" chart:class="chart:scatter" chart:style-name="ch1">
        <chart:legend chart:legend-position="end" svg:x="10.523cm" svg:y="2.121cm" style:legend-expansion="high" chart:style-name="ch2"/>
        <chart:plot-area chart:style-name="ch3" table:cell-range-address="4th_BTest_10genes_Blengths.G48:4th_BTest_10genes_Blengths.M53" chart:data-source-has-labels="both" svg:x="0.26cm" svg:y="0.146cm" svg:width="10.003cm" svg:height="7.039cm">
          <chartooo:coordinate-region svg:x="1.278cm" svg:y="0.345cm" svg:width="8.745cm" svg:height="6.641cm"/>
          <chart:axis chart:dimension="x" chart:name="primary-x" chart:style-name="ch4" chartooo:axis-type="auto">
            <chart:categories table:cell-range-address="4th_BTest_10genes_Blengths.G49:4th_BTest_10genes_Blengths.G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4th_BTest_10genes_Blengths.H49:4th_BTest_10genes_Blengths.H53" chart:label-cell-address="4th_BTest_10genes_Blengths.H48:4th_BTest_10genes_Blengths.H48" chart:class="chart:scatter">
            <chart:data-point chart:repeated="5"/>
          </chart:series>
          <chart:series chart:style-name="ch7" chart:values-cell-range-address="4th_BTest_10genes_Blengths.I49:4th_BTest_10genes_Blengths.I53" chart:label-cell-address="4th_BTest_10genes_Blengths.I48:4th_BTest_10genes_Blengths.I48" chart:class="chart:scatter">
            <chart:data-point chart:repeated="5"/>
          </chart:series>
          <chart:series chart:style-name="ch8" chart:values-cell-range-address="4th_BTest_10genes_Blengths.J49:4th_BTest_10genes_Blengths.J53" chart:label-cell-address="4th_BTest_10genes_Blengths.J48:4th_BTest_10genes_Blengths.J48" chart:class="chart:scatter">
            <chart:data-point chart:repeated="5"/>
          </chart:series>
          <chart:series chart:style-name="ch9" chart:values-cell-range-address="4th_BTest_10genes_Blengths.K49:4th_BTest_10genes_Blengths.K53" chart:label-cell-address="4th_BTest_10genes_Blengths.K48:4th_BTest_10genes_Blengths.K48" chart:class="chart:scatter">
            <chart:data-point chart:repeated="5"/>
          </chart:series>
          <chart:series chart:style-name="ch10" chart:values-cell-range-address="4th_BTest_10genes_Blengths.L49:4th_BTest_10genes_Blengths.L53" chart:label-cell-address="4th_BTest_10genes_Blengths.L48:4th_BTest_10genes_Blengths.L48" chart:class="chart:scatter">
            <chart:data-point chart:repeated="5"/>
          </chart:series>
          <chart:series chart:style-name="ch11" chart:values-cell-range-address="4th_BTest_10genes_Blengths.M49:4th_BTest_10genes_Blengths.M53" chart:label-cell-address="4th_BTest_10genes_Blengths.M48:4th_BTest_10genes_Blengths.M48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2_tree</text:p>
                <draw:g>
                  <svg:desc>4th_BTest_10genes_Blengths.H48:4th_BTest_10genes_Blengths.H48</svg:desc>
                </draw:g>
              </table:table-cell>
              <table:table-cell office:value-type="string">
                <text:p>g3_tree</text:p>
                <draw:g>
                  <svg:desc>4th_BTest_10genes_Blengths.I48:4th_BTest_10genes_Blengths.I48</svg:desc>
                </draw:g>
              </table:table-cell>
              <table:table-cell office:value-type="string">
                <text:p>g6_tree</text:p>
                <draw:g>
                  <svg:desc>4th_BTest_10genes_Blengths.J48:4th_BTest_10genes_Blengths.J48</svg:desc>
                </draw:g>
              </table:table-cell>
              <table:table-cell office:value-type="string">
                <text:p>g7_tree</text:p>
                <draw:g>
                  <svg:desc>4th_BTest_10genes_Blengths.K48:4th_BTest_10genes_Blengths.K48</svg:desc>
                </draw:g>
              </table:table-cell>
              <table:table-cell office:value-type="string">
                <text:p>g8_tree</text:p>
                <draw:g>
                  <svg:desc>4th_BTest_10genes_Blengths.L48:4th_BTest_10genes_Blengths.L48</svg:desc>
                </draw:g>
              </table:table-cell>
              <table:table-cell office:value-type="string">
                <text:p>g9_tree</text:p>
                <draw:g>
                  <svg:desc>4th_BTest_10genes_Blengths.M48:4th_BTest_10genes_Blengths.M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p 3</text:p>
                <draw:g>
                  <svg:desc>4th_BTest_10genes_Blengths.G49:4th_BTest_10genes_Blengths.G53</svg:desc>
                </draw:g>
              </table:table-cell>
              <table:table-cell office:value-type="float" office:value="-0.0185546041697274">
                <text:p>-0.0185546041697274</text:p>
                <draw:g>
                  <svg:desc>4th_BTest_10genes_Blengths.H49:4th_BTest_10genes_Blengths.H53</svg:desc>
                </draw:g>
              </table:table-cell>
              <table:table-cell office:value-type="float" office:value="0.000010175303476273">
                <text:p>0.000010175303476273</text:p>
                <draw:g>
                  <svg:desc>4th_BTest_10genes_Blengths.I49:4th_BTest_10genes_Blengths.I53</svg:desc>
                </draw:g>
              </table:table-cell>
              <table:table-cell office:value-type="float" office:value="0.010265330370525">
                <text:p>0.010265330370525</text:p>
                <draw:g>
                  <svg:desc>4th_BTest_10genes_Blengths.J49:4th_BTest_10genes_Blengths.J53</svg:desc>
                </draw:g>
              </table:table-cell>
              <table:table-cell office:value-type="float" office:value="-0.0245259935108414">
                <text:p>-0.0245259935108414</text:p>
                <draw:g>
                  <svg:desc>4th_BTest_10genes_Blengths.K49:4th_BTest_10genes_Blengths.K53</svg:desc>
                </draw:g>
              </table:table-cell>
              <table:table-cell office:value-type="float" office:value="-0.0146051803252168">
                <text:p>-0.0146051803252168</text:p>
                <draw:g>
                  <svg:desc>4th_BTest_10genes_Blengths.L49:4th_BTest_10genes_Blengths.L53</svg:desc>
                </draw:g>
              </table:table-cell>
              <table:table-cell office:value-type="float" office:value="0.00452904583186012">
                <text:p>0.00452904583186012</text:p>
                <draw:g>
                  <svg:desc>4th_BTest_10genes_Blengths.M49:4th_BTest_10genes_Blengths.M53</svg:desc>
                </draw:g>
              </table:table-cell>
            </table:table-row>
            <table:table-row>
              <table:table-cell office:value-type="string">
                <text:p>Pop 4</text:p>
              </table:table-cell>
              <table:table-cell office:value-type="float" office:value="0.00663850369932523">
                <text:p>0.00663850369932523</text:p>
              </table:table-cell>
              <table:table-cell office:value-type="float" office:value="-0.0160960973520272">
                <text:p>-0.0160960973520272</text:p>
              </table:table-cell>
              <table:table-cell office:value-type="float" office:value="-0.0214866281183997">
                <text:p>-0.0214866281183997</text:p>
              </table:table-cell>
              <table:table-cell office:value-type="float" office:value="-0.00371209403627673">
                <text:p>-0.00371209403627673</text:p>
              </table:table-cell>
              <table:table-cell office:value-type="float" office:value="-0.0182187679286813">
                <text:p>-0.0182187679286813</text:p>
              </table:table-cell>
              <table:table-cell office:value-type="float" office:value="0.00229944151774897">
                <text:p>0.00229944151774897</text:p>
              </table:table-cell>
            </table:table-row>
            <table:table-row>
              <table:table-cell office:value-type="string">
                <text:p>Pop 5</text:p>
              </table:table-cell>
              <table:table-cell office:value-type="float" office:value="-0.0302198618067135">
                <text:p>-0.0302198618067135</text:p>
              </table:table-cell>
              <table:table-cell office:value-type="float" office:value="-0.0204992405474708">
                <text:p>-0.0204992405474708</text:p>
              </table:table-cell>
              <table:table-cell office:value-type="float" office:value="-0.0110752182190617">
                <text:p>-0.0110752182190617</text:p>
              </table:table-cell>
              <table:table-cell office:value-type="float" office:value="0.00670336802321717">
                <text:p>0.00670336802321717</text:p>
              </table:table-cell>
              <table:table-cell office:value-type="float" office:value="0.0103344276199309">
                <text:p>0.0103344276199309</text:p>
              </table:table-cell>
              <table:table-cell office:value-type="float" office:value="0.00823265502623094">
                <text:p>0.00823265502623094</text:p>
              </table:table-cell>
            </table:table-row>
            <table:table-row>
              <table:table-cell office:value-type="string">
                <text:p>Pop 6</text:p>
              </table:table-cell>
              <table:table-cell office:value-type="float" office:value="-0.0125464184230529">
                <text:p>-0.0125464184230529</text:p>
              </table:table-cell>
              <table:table-cell office:value-type="float" office:value="0.0147446925391787">
                <text:p>0.0147446925391787</text:p>
              </table:table-cell>
              <table:table-cell office:value-type="float" office:value="0.0171873159507007">
                <text:p>0.0171873159507007</text:p>
              </table:table-cell>
              <table:table-cell office:value-type="float" office:value="0.00104347039213204">
                <text:p>0.00104347039213204</text:p>
              </table:table-cell>
              <table:table-cell office:value-type="float" office:value="0.0204739010926616">
                <text:p>0.0204739010926616</text:p>
              </table:table-cell>
              <table:table-cell office:value-type="float" office:value="-0.0334489537942397">
                <text:p>-0.0334489537942397</text:p>
              </table:table-cell>
            </table:table-row>
            <table:table-row>
              <table:table-cell office:value-type="string">
                <text:p>Stem</text:p>
              </table:table-cell>
              <table:table-cell office:value-type="float" office:value="0.0546823807001688">
                <text:p>0.0546823807001688</text:p>
              </table:table-cell>
              <table:table-cell office:value-type="float" office:value="0.021840470056843">
                <text:p>0.021840470056843</text:p>
              </table:table-cell>
              <table:table-cell office:value-type="float" office:value="0.00510920001623588">
                <text:p>0.00510920001623588</text:p>
              </table:table-cell>
              <table:table-cell office:value-type="float" office:value="0.020491249131769">
                <text:p>0.020491249131769</text:p>
              </table:table-cell>
              <table:table-cell office:value-type="float" office:value="0.00201561954130575">
                <text:p>0.00201561954130575</text:p>
              </table:table-cell>
              <table:table-cell office:value-type="float" office:value="0.0183878114183998">
                <text:p>0.01838781141839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